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D000000F245C0B43E.png"/>
  <manifest:file-entry manifest:media-type="image/png" manifest:full-path="Pictures/100002010000051E0000028F0DA51BE6.png"/>
  <manifest:file-entry manifest:media-type="image/png" manifest:full-path="Pictures/100002010000029A0000029A23804740.png"/>
  <manifest:file-entry manifest:media-type="image/png" manifest:full-path="Pictures/10000201000002CD000000F216795C30.png"/>
  <manifest:file-entry manifest:media-type="image/png" manifest:full-path="Pictures/10000201000000F1000000F27D9CED7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x="1.963cm" svg:y="0.813cm" svg:width="2cm" svg:height="2cm" draw:z-index="0"><draw:image xlink:href="Pictures/100002010000029A0000029A23804740.png" xlink:type="simple" xlink:show="embed" xlink:actuate="onLoad"/></draw:frame><draw:frame draw:style-name="fr1" draw:name="Obraz3" text:anchor-type="paragraph" svg:x="1.963cm" svg:y="3.812cm" svg:width="2cm" svg:height="2cm" draw:z-index="1"><draw:image xlink:href="Pictures/100002010000029A0000029A23804740.png" xlink:type="simple" xlink:show="embed" xlink:actuate="onLoad"/></draw:frame><draw:frame draw:style-name="fr1" draw:name="Obraz4" text:anchor-type="paragraph" svg:x="7.96cm" svg:y="3.812cm" svg:width="4.001cm" svg:height="2cm" draw:z-index="2"><draw:image xlink:href="Pictures/100002010000051E0000028F0DA51BE6.png" xlink:type="simple" xlink:show="embed" xlink:actuate="onLoad"/></draw:frame><draw:frame draw:style-name="fr1" draw:name="Obraz5" text:anchor-type="paragraph" svg:x="4.964cm" svg:y="0.813cm" svg:width="2cm" svg:height="2cm" draw:z-index="3"><draw:image xlink:href="Pictures/100002010000029A0000029A23804740.png" xlink:type="simple" xlink:show="embed" xlink:actuate="onLoad"/></draw:frame><draw:frame draw:style-name="fr1" draw:name="Obraz6" text:anchor-type="paragraph" svg:x="4.964cm" svg:y="3.812cm" svg:width="2cm" svg:height="2cm" draw:z-index="4"><draw:image xlink:href="Pictures/100002010000029A0000029A23804740.png" xlink:type="simple" xlink:show="embed" xlink:actuate="onLoad"/></draw:frame><draw:frame draw:style-name="fr1" draw:name="Obraz2" text:anchor-type="paragraph" svg:x="7.962cm" svg:y="0.813cm" svg:width="4.001cm" svg:height="2cm" draw:z-index="5"><draw:image xlink:href="Pictures/100002010000051E0000028F0DA51BE6.png" xlink:type="simple" xlink:show="embed" xlink:actuate="onLoad"/></draw:frame><draw:frame draw:style-name="fr1" draw:name="Obraz7" text:anchor-type="paragraph" svg:x="12.963cm" svg:y="0.813cm" svg:width="4.001cm" svg:height="2cm" draw:z-index="6"><draw:image xlink:href="Pictures/100002010000051E0000028F0DA51BE6.png" xlink:type="simple" xlink:show="embed" xlink:actuate="onLoad"/></draw:frame><draw:frame draw:style-name="fr1" draw:name="Obraz8" text:anchor-type="paragraph" svg:x="12.961cm" svg:y="3.812cm" svg:width="4.001cm" svg:height="2cm" draw:z-index="7"><draw:image xlink:href="Pictures/100002010000051E0000028F0DA51BE6.png" xlink:type="simple" xlink:show="embed" xlink:actuate="onLoad"/></draw:frame><draw:frame draw:style-name="fr1" draw:name="Obraz9" text:anchor-type="paragraph" svg:x="1.963cm" svg:y="6.812cm" svg:width="2cm" svg:height="2cm" draw:z-index="8"><draw:image xlink:href="Pictures/100002010000029A0000029A23804740.png" xlink:type="simple" xlink:show="embed" xlink:actuate="onLoad"/></draw:frame><draw:frame draw:style-name="fr1" draw:name="Obraz10" text:anchor-type="paragraph" svg:x="4.964cm" svg:y="6.812cm" svg:width="2cm" svg:height="2cm" draw:z-index="9"><draw:image xlink:href="Pictures/100002010000029A0000029A23804740.png" xlink:type="simple" xlink:show="embed" xlink:actuate="onLoad"/></draw:frame><draw:frame draw:style-name="fr1" draw:name="Obraz11" text:anchor-type="paragraph" svg:x="7.96cm" svg:y="6.812cm" svg:width="4.001cm" svg:height="2cm" draw:z-index="10"><draw:image xlink:href="Pictures/100002010000051E0000028F0DA51BE6.png" xlink:type="simple" xlink:show="embed" xlink:actuate="onLoad"/></draw:frame><draw:frame draw:style-name="fr1" draw:name="Obraz12" text:anchor-type="paragraph" svg:x="12.961cm" svg:y="6.812cm" svg:width="4.001cm" svg:height="2cm" draw:z-index="11"><draw:image xlink:href="Pictures/100002010000051E0000028F0DA51BE6.png" xlink:type="simple" xlink:show="embed" xlink:actuate="onLoad"/></draw:frame><draw:frame draw:style-name="fr1" draw:name="Obraz13" text:anchor-type="paragraph" svg:x="1.963cm" svg:y="9.813cm" svg:width="2cm" svg:height="2cm" draw:z-index="12"><draw:image xlink:href="Pictures/100002010000029A0000029A23804740.png" xlink:type="simple" xlink:show="embed" xlink:actuate="onLoad"/></draw:frame><draw:frame draw:style-name="fr1" draw:name="Obraz14" text:anchor-type="paragraph" svg:x="4.964cm" svg:y="9.813cm" svg:width="2cm" svg:height="2cm" draw:z-index="13"><draw:image xlink:href="Pictures/100002010000029A0000029A23804740.png" xlink:type="simple" xlink:show="embed" xlink:actuate="onLoad"/></draw:frame><draw:frame draw:style-name="fr1" draw:name="Obraz15" text:anchor-type="paragraph" svg:x="7.96cm" svg:y="9.813cm" svg:width="4.001cm" svg:height="2cm" draw:z-index="14"><draw:image xlink:href="Pictures/100002010000051E0000028F0DA51BE6.png" xlink:type="simple" xlink:show="embed" xlink:actuate="onLoad"/></draw:frame><draw:frame draw:style-name="fr1" draw:name="Obraz16" text:anchor-type="paragraph" svg:x="12.961cm" svg:y="9.813cm" svg:width="4.001cm" svg:height="2cm" draw:z-index="15"><draw:image xlink:href="Pictures/100002010000051E0000028F0DA51BE6.png" xlink:type="simple" xlink:show="embed" xlink:actuate="onLoad"/></draw:frame><draw:frame draw:style-name="fr1" draw:name="Obraz17" text:anchor-type="paragraph" svg:x="7.96cm" svg:y="12.813cm" svg:width="4.001cm" svg:height="2cm" draw:z-index="16"><draw:image xlink:href="Pictures/100002010000051E0000028F0DA51BE6.png" xlink:type="simple" xlink:show="embed" xlink:actuate="onLoad"/></draw:frame><draw:frame draw:style-name="fr1" draw:name="Obraz18" text:anchor-type="paragraph" svg:x="12.961cm" svg:y="12.813cm" svg:width="4.001cm" svg:height="2cm" draw:z-index="17"><draw:image xlink:href="Pictures/100002010000051E0000028F0DA51BE6.png" xlink:type="simple" xlink:show="embed" xlink:actuate="onLoad"/></draw:frame><draw:frame draw:style-name="fr1" draw:name="Obraz19" text:anchor-type="paragraph" svg:x="1.963cm" svg:y="12.813cm" svg:width="2cm" svg:height="2cm" draw:z-index="18"><draw:image xlink:href="Pictures/100002010000029A0000029A23804740.png" xlink:type="simple" xlink:show="embed" xlink:actuate="onLoad"/></draw:frame><draw:frame draw:style-name="fr1" draw:name="Obraz20" text:anchor-type="paragraph" svg:x="4.964cm" svg:y="12.813cm" svg:width="2cm" svg:height="2cm" draw:z-index="19"><draw:image xlink:href="Pictures/100002010000029A0000029A23804740.png" xlink:type="simple" xlink:show="embed" xlink:actuate="onLoad"/></draw:frame><draw:frame draw:style-name="fr1" draw:name="grafika2" text:anchor-type="paragraph" svg:x="5.962cm" svg:y="15.812cm" svg:width="4.001cm" svg:height="2cm" draw:z-index="20"><draw:image xlink:href="Pictures/10000201000001DD000000F245C0B43E.png" xlink:type="simple" xlink:show="embed" xlink:actuate="onLoad"/></draw:frame><draw:frame draw:style-name="fr1" draw:name="grafika3" text:anchor-type="paragraph" svg:x="10.961cm" svg:y="15.812cm" svg:width="6.001cm" svg:height="2cm" draw:z-index="21"><draw:image xlink:href="Pictures/10000201000002CD000000F216795C30.png" xlink:type="simple" xlink:show="embed" xlink:actuate="onLoad"/></draw:frame><draw:frame draw:style-name="fr1" draw:name="grafika4" text:anchor-type="paragraph" svg:x="10.961cm" svg:y="18.812cm" svg:width="6.001cm" svg:height="2cm" draw:z-index="22"><draw:image xlink:href="Pictures/10000201000002CD000000F216795C30.png" xlink:type="simple" xlink:show="embed" xlink:actuate="onLoad"/></draw:frame><draw:frame draw:style-name="fr1" draw:name="grafika1" text:anchor-type="paragraph" svg:x="2.963cm" svg:y="15.812cm" svg:width="2cm" svg:height="2cm" draw:z-index="23"><draw:image xlink:href="Pictures/10000201000000F1000000F27D9CED7B.png" xlink:type="simple" xlink:show="embed" xlink:actuate="onLoad"/></draw:frame><draw:frame draw:style-name="fr1" draw:name="grafika5" text:anchor-type="paragraph" svg:x="-0.037cm" svg:y="15.812cm" svg:width="2cm" svg:height="2cm" draw:z-index="24"><draw:image xlink:href="Pictures/10000201000000F1000000F27D9CED7B.png" xlink:type="simple" xlink:show="embed" xlink:actuate="onLoad"/></draw:frame><draw:frame draw:style-name="fr1" draw:name="grafika6" text:anchor-type="paragraph" svg:x="5.962cm" svg:y="18.812cm" svg:width="4.001cm" svg:height="2cm" draw:z-index="25"><draw:image xlink:href="Pictures/10000201000001DD000000F245C0B43E.png" xlink:type="simple" xlink:show="embed" xlink:actuate="onLoad"/></draw:frame><draw:frame draw:style-name="fr1" draw:name="grafika7" text:anchor-type="paragraph" svg:x="2.963cm" svg:y="18.812cm" svg:width="2cm" svg:height="2cm" draw:z-index="26"><draw:image xlink:href="Pictures/10000201000000F1000000F27D9CED7B.png" xlink:type="simple" xlink:show="embed" xlink:actuate="onLoad"/></draw:frame><draw:frame draw:style-name="fr1" draw:name="grafika8" text:anchor-type="paragraph" svg:x="-0.037cm" svg:y="18.812cm" svg:width="2cm" svg:height="2cm" draw:z-index="27"><draw:image xlink:href="Pictures/10000201000000F1000000F27D9CED7B.png" xlink:type="simple" xlink:show="embed" xlink:actuate="onLoad"/></draw:frame><draw:frame draw:style-name="fr1" draw:name="grafika9" text:anchor-type="paragraph" svg:x="12.963cm" svg:y="21.812cm" svg:width="4.001cm" svg:height="2cm" draw:z-index="28"><draw:image xlink:href="Pictures/10000201000001DD000000F245C0B43E.png" xlink:type="simple" xlink:show="embed" xlink:actuate="onLoad"/></draw:frame><draw:frame draw:style-name="fr1" draw:name="grafika10" text:anchor-type="paragraph" svg:x="7.962cm" svg:y="21.812cm" svg:width="4.001cm" svg:height="2cm" draw:z-index="29"><draw:image xlink:href="Pictures/10000201000001DD000000F245C0B43E.png" xlink:type="simple" xlink:show="embed" xlink:actuate="onLoad"/></draw:frame><draw:frame draw:style-name="fr1" draw:name="grafika11" text:anchor-type="paragraph" svg:x="2.962cm" svg:y="21.812cm" svg:width="4.001cm" svg:height="2cm" draw:z-index="30"><draw:image xlink:href="Pictures/10000201000001DD000000F245C0B43E.png" xlink:type="simple" xlink:show="embed" xlink:actuate="onLoad"/></draw:frame><draw:frame draw:style-name="fr1" draw:name="grafika12" text:anchor-type="paragraph" svg:x="-0.037cm" svg:y="21.812cm" svg:width="2cm" svg:height="2cm" draw:z-index="31"><draw:image xlink:href="Pictures/10000201000000F1000000F27D9CED7B.png" xlink:type="simple" xlink:show="embed" xlink:actuate="onLoad"/></draw:frame><draw:frame draw:style-name="fr1" draw:name="grafika13" text:anchor-type="paragraph" svg:x="12.963cm" svg:y="24.813cm" svg:width="4.001cm" svg:height="2cm" draw:z-index="32"><draw:image xlink:href="Pictures/10000201000001DD000000F245C0B43E.png" xlink:type="simple" xlink:show="embed" xlink:actuate="onLoad"/></draw:frame><draw:frame draw:style-name="fr1" draw:name="grafika14" text:anchor-type="paragraph" svg:x="7.962cm" svg:y="24.813cm" svg:width="4.001cm" svg:height="2cm" draw:z-index="33"><draw:image xlink:href="Pictures/10000201000001DD000000F245C0B43E.png" xlink:type="simple" xlink:show="embed" xlink:actuate="onLoad"/></draw:frame><draw:frame draw:style-name="fr1" draw:name="grafika15" text:anchor-type="paragraph" svg:x="2.962cm" svg:y="24.813cm" svg:width="4.001cm" svg:height="2cm" draw:z-index="34"><draw:image xlink:href="Pictures/10000201000001DD000000F245C0B43E.png" xlink:type="simple" xlink:show="embed" xlink:actuate="onLoad"/></draw:frame><draw:frame draw:style-name="fr1" draw:name="grafika16" text:anchor-type="paragraph" svg:x="-0.037cm" svg:y="24.813cm" svg:width="2cm" svg:height="2cm" draw:z-index="35"><draw:image xlink:href="Pictures/10000201000000F1000000F27D9CED7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66cm" fo:margin-bottom="1.25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20T21:49:04.53</dc:date>
    <meta:editing-duration>PT31M32S</meta:editing-duration>
    <meta:editing-cycles>7</meta:editing-cycles>
    <meta:generator>OpenOffice/4.1.2$Win32 OpenOffice.org_project/412m3$Build-9782</meta:generator>
    <meta:document-statistic meta:table-count="0" meta:image-count="36" meta:object-count="0" meta:page-count="1" meta:paragraph-count="0" meta:word-count="0" meta:character-count="0"/>
    <dc:creator>Administrator Wszechswiata</dc:creator>
  </office:meta>
</office:document-meta>
</file>